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19 02:24   |   <text:a xlink:type="simple" xlink:href="http://palinfo.habago.org/Entry?Command=Information_PrintForum&amp;iPage=14&amp;sType=FORUM#FORUM37467"><text:span text:style-name="T2">#</text:span></text:a></text:p>
      <text:p text:style-name="P2">卡韓政變<text:span text:style-name="T3"><text:s/>(47 )</text:span>：仗義半從屠狗輩，負心多是讀書人<text:span text:style-name="T3"> <text:line-break/><text:line-break/></text:span>陳真<text:span text:style-name="T3"><text:s/>2019. 05. 19. <text:line-break/><text:line-break/><text:line-break/></text:span>謝謝俐儀、淑芬，請別客氣。這留言板，人不多，僅數以百計，相較於網紅，不過九牛一毛。但是老實說，台灣凡是那些什麼進步界、菁英界的，或是一堆政客，其實都是這裏的長期<text:span text:style-name="T3"><text:s/>"</text:span>忠實觀眾<text:span text:style-name="T3">"</text:span>。畢竟台灣實在太小了，就這麼一些人一些事，小到有一種令人窒息的極度痛苦感。<text:span text:style-name="T3"> <text:line-break/><text:line-break/></text:span>另外，我的想法大多變態，異類，偏激，狂熱，淺薄，非理性，乃至於反動保守反革命，勢必與大多數人見解、氣味相左。每想到這一點，心情就很不好，因為那意味著我不可能擁有很多知己，於是好像就只能像蝙蝠一樣地活著。<text:span text:style-name="T3"> <text:line-break/><text:line-break/></text:span>曾有一深夜，在澳洲某森林中見過水果蝙蝠，濃眉大眼，擺出吸血鬼兩手抱胸的悲愴姿勢，倒掛樹稍，讓我驚為天人，就像看見自己一樣，激動不已，正所謂<text:span text:style-name="T3"><text:s/>"</text:span>我認出風暴而激動如大海（<text:span text:style-name="T3">R. M. Rilke </text:span>詩句，北島譯）。<text:span text:style-name="T3"> <text:line-break/><text:line-break/></text:span>曾有位<text:span text:style-name="T3"><text:s/>"</text:span>讀者<text:span text:style-name="T3">" </text:span>跟我說，就文字而言，他很喜歡龍應台，也很喜歡我。我聽了，感覺就像萬箭穿心。龍應台若是那光，我便是那黑暗，兩人不僅僅是<text:span text:style-name="T3"><text:s/>"</text:span>不同<text:span text:style-name="T3">" </text:span>而已，而且是極端對立、毫無共存空間的兩種氣味，怎麼可能會有人同時都喜歡？<text:span text:style-name="T3"> <text:line-break/><text:line-break/></text:span>再說，龍是作家，著作等身，我什麼家也不是，履歷表上只夠格寫上姓名，其它一片空白，再怎麼說也湊不到一塊。<text:span text:style-name="T3"> <text:line-break/><text:line-break/></text:span>我常想著氣味這件事。明末詩人曹學佺有詩云：<text:span text:style-name="T3">"</text:span>仗義半從屠狗輩，負心多是讀書人。<text:span text:style-name="T3">" </text:span>我不是透過大腦理解這句話，而是透過生命滄桑。<text:span text:style-name="T3"> <text:line-break/><text:line-break/></text:span>隨手舉個例，就說唐湘龍吧，以他為例也許一點都不貼切<text:span text:style-name="T3"><text:s/>(</text:span>因為我根本不認識他是誰，只知是名嘴<text:span text:style-name="T3">)</text:span>，但或多或少也許能看出所謂<text:span text:style-name="T3"><text:s/>"</text:span>讀書人<text:span text:style-name="T3">" </text:span>之口舌善變與猥瑣。<text:span text:style-name="T3">(</text:span>其實例子要多少有多少，例如董智森，例如黨國餘孽李豔秋<text:span text:style-name="T3">...</text:span>等等等。<text:span text:style-name="T3">) <text:line-break/><text:line-break/></text:span>大約兩個多月前，也就是二、三月，韓國瑜聲勢依舊如日中天，勢如破竹，無人能攖其鋒，但他當時顯然缺乏參選總統的意願。藍營名嘴唐湘龍有點惋惜，他說，面對各方勸進，<text:span text:style-name="T3">"</text:span>只要韓國瑜點個頭，<text:span text:style-name="T3">2020</text:span>總統大選就結束了<text:span text:style-name="T3">"</text:span>。<text:span text:style-name="T3"> <text:line-break/><text:line-break/></text:span>對於韓國瑜之掛念高雄市民的感受而不願參選總統，唐湘龍如此幫韓國瑜開脫說：其實，那些反對韓國瑜選總統的高雄市民之所以反對，是因為<text:span text:style-name="T3"><text:s/>"</text:span>太愛韓國瑜了，捨不得讓他走<text:span text:style-name="T3">"</text:span>。<text:span text:style-name="T3"> <text:line-break/><text:line-break/></text:span>上個月，也就是四月初，萬民擁戴，民調破表，但是韓國瑜仍然還是說他掛念高雄市民的感受，而不願表態參選總統，並且在臉書上表達較以往更加強烈的抗拒參選態度，讓很多人很失望。<text:span text:style-name="T3"> <text:line-break/><text:line-break/></text:span>於是，唐湘龍便開始幫他設想解套方式，那就是徵召，希望吳敦義能夠幫韓國瑜<text:span text:style-name="T3"><text:s/>"</text:span>掃除前方障礙<text:span text:style-name="T3">"</text:span>，並表示韓應抓緊最佳時機，亦即在訪美效應達到顛峰之後宣佈參選或接受徵召。<text:span text:style-name="T3"> <text:line-break/><text:line-break/></text:span>韓國瑜在美國的訪問，果然造成極其驚人的聲勢，政治上前所未見。但是，就在他返台的前幾天，吳敦義等人發動奧步，竟然透過各種荒腔走板的違反黨紀黨規方式，讓失聯<text:span text:style-name="T3">40</text:span>年、根本不具參選公職資格的黨員郭台銘取得參選資格，並且還很荒唐地讓郭在中常會上宣佈參選總統，國民黨大老們則在現場排排坐，鼓掌相挺。<text:span text:style-name="T3"> <text:line-break/><text:line-break/></text:span>這一連串奧步，掩蓋了韓國瑜的訪美新聞。接著，郭台銘陣營更是透過蔡正元及楊秋興等人，針對韓國瑜發動一系列極其卑劣無恥的人格謀殺，甚至無中生有誣指韓國瑜貪污四千萬，到處散播耳語。<text:span text:style-name="T3"> <text:line-break/><text:line-break/>"</text:span>讀書人<text:span text:style-name="T3">" </text:span>不是應該知廉恥明是非重公義嗎？結果呢？面對這樣一連串奧步，唐湘龍非但不生氣，反而立即一百八十度倒向郭台銘。<text:span text:style-name="T3"> <text:line-break/><text:line-break/></text:span>你要挺誰是你的自由，你家的事，問題是：面對郭台銘陣營那樣一些齷齪卑劣的下三濫手段，唐湘龍做為一個<text:span text:style-name="T3"><text:s/>"</text:span>讀書人<text:span text:style-name="T3">"</text:span>，過去長年以來滿口仁義道德，但這回卻居然一點也不生氣，反而還力挺郭台銘。這其實就是讀書人的基本原型。唐甚至還扯到年紀，說韓國瑜太老了，諷刺說，「人過了<text:span text:style-name="T3"><text:s/>60 </text:span>歲，體力大家心知肚明」。可是，唐所力挺的郭台銘比韓國瑜還大上七、八歲，怎麼就不算老了呢？<text:span text:style-name="T3"> <text:line-break/><text:line-break/></text:span>這還不是最醜陋的，更難看的嘴臉是：唐湘龍居然也把炮火對準韓國瑜，發動道德抹黑攻擊。唐說，韓國瑜若離開高雄市長的職位，將是<text:span text:style-name="T3"><text:s/>"</text:span>藍軍政治最不幸的事情<text:span text:style-name="T3">"</text:span>；要求韓國瑜必須重視高雄人反對他參選總統的民意。唐湘龍是這麼說的，我照抄如下，很噁心哦，連什麼良心、什麼責任政治都冒出來了。唐說：<text:span text:style-name="T3"> <text:line-break/><text:line-break/></text:span>「一個剛當高雄市長的人，高雄市民跟在你旁邊，把他們的未來交給你，四個月後你卻說你要離開，從一個基本的責任政治角度來講，我如果在這樣一個情況下還支持你去選總統，那我就是昧著良心」。<text:span text:style-name="T3"> <text:line-break/><text:line-break/></text:span>不知道這跟良心扯得上哪門子關係？只要人民願意選他當總統，他就是總統，不是嗎？<text:span text:style-name="T3"> <text:line-break/><text:line-break/></text:span>這兩天，唐湘龍更進一步信心滿滿地表示說他有很靈敏的鼻子，聞到政治市場空氣中的味道，斷言韓國瑜將不可能贏得黨內初選。唐湘龍究竟是聞到什麼味道我不知道，我倒是聞到最近政治市場散發兩種味道，臭不可聞：一是銅臭味，一是腐敗味。<text:span text:style-name="T3"> <text:line-break/><text:line-break/></text:span>吳敦義、郭台銘等陣營，比賽都還沒開始，就什麼齷齪事都幹得出來，比人渣黨的手段還更骯髒；要是他們得勢掌大權，你覺得這樣一些人，心裏會有人民、公義與是非價值的存在嗎？更不用說什麼關懷弱勢了。<text:span text:style-name="T3"> <text:line-break/><text:line-break/></text:span>韓國瑜的口號是發大財，郭台銘當然也是發大財，問題是，<text:span text:style-name="T3">"</text:span>誰<text:span text:style-name="T3">" </text:span>會發大財？郭台銘連自己的一家公司都能搞到一堆員工接力跳樓自殺，震驚世界，傳為醜聞；其內部高壓管理政策更是搞得廠區內人員精神疾病瀰漫。公司確實是發了大財，但數百萬員工發大財了嗎？<text:span text:style-name="T3"> <text:line-break/><text:line-break/></text:span>我其實不太想從這類角度來評價人事物，畢竟說來話長，很難三言兩語。經濟這東西跟政治一而二，二而一，只要兩岸搞定，台灣經濟衰退問題也許就解決了一大半。世界大局沒有台灣的份，但在兩岸關係上，台灣卻是主角。我完全看不出來郭台銘的舔美批中抗中路線能發個鳥財。<text:span text:style-name="T3"> <text:line-break/><text:line-break/></text:span>倘若郭真以為靠他那一點錢就能左右兩岸政局乃至世界大局，那他真的是幼稚到難以想像的地步了。祖國又不是沒見過錢，美國就更不用說了，美國就是負責做無本生意，買空賣空，專門印鈔票的。<text:span text:style-name="T3"> <text:line-break/><text:line-break/></text:span>中美之間水火不容，原因有二，<text:span text:style-name="T3">5G</text:span>、<text:span text:style-name="T3">AI</text:span>與量子科學等等之科技爭霸是其一，美元地位是其二。在過去，科技與貨幣這兩項東西的作業標準全是美國說了算，但是，這個獨霸地位已經有那麼一點點遭受祖國的挑戰了。離地位動搖還很遠，但美國不可能等你長大成人才來打你，當然是趁你依然年幼就趕緊把你打得不成人形。這一切局勢與鬥爭，跟錢本身扯不上多少關係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